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8mm"/>
    </style:style>
    <style:style style:name="co3" style:family="table-column">
      <style:table-column-properties fo:break-before="auto" style:column-width="18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90.19mm" svg:y="145.87mm">
            <draw:object draw:notify-on-update-of-ranges="Hoja1.F6:Hoja1.F21 Hoja1.G4:Hoja1.G4 Hoja1.G6:Hoja1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5mm" svg:height="89.94mm" svg:x="436.09mm" svg:y="83.91mm">
            <draw:object draw:notify-on-update-of-ranges="Hoja1.R5:Hoja1.R24 Hoja1.S4:Hoja1.S4 Hoja1.S5:Hoja1.S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30.54mm" svg:y="210.72mm">
            <draw:object draw:notify-on-update-of-ranges="Hoja1.G4:Hoja1.G4 Hoja1.G5:Hoja1.G24 Hoja1.S4:Hoja1.S4 Hoja1.S5:Hoja1.S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table:style-name="ce2" office:value-type="string" calcext:value-type="string">
            <text:p>zeros</text:p>
          </table:table-cell>
          <table:table-cell table:style-name="ce2" office:value-type="string" calcext:value-type="string">
            <text:p>Media A</text:p>
          </table:table-cell>
          <table:table-cell table:number-columns-repeated="10"/>
          <table:table-cell table:style-name="ce2" office:value-type="string" calcext:value-type="string">
            <text:p>zeros</text:p>
          </table:table-cell>
          <table:table-cell table:style-name="ce2" office:value-type="string" calcext:value-type="string">
            <text:p>Media 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AVERAGE([.O5:.O14])" office:value-type="float" office:value="2.1" calcext:value-type="float">
            <text:p>2,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AVERAGE([.C5:.C14])" office:value-type="float" office:value="3.9" calcext:value-type="float">
            <text:p>3,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AVERAGE([.O15:.O24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AVERAGE([.C15:.C34])" office:value-type="float" office:value="7.7" calcext:value-type="float">
            <text:p>7,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AVERAGE([.O25:.O34])" office:value-type="float" office:value="12.9" calcext:value-type="float">
            <text:p>12,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([.C35:.C44])" office:value-type="float" office:value="17.2" calcext:value-type="float">
            <text:p>17,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([.O35:.O44])" office:value-type="float" office:value="17.3" calcext:value-type="float">
            <text:p>17,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([.C45:.C54])" office:value-type="float" office:value="36.7" calcext:value-type="float">
            <text:p>36,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([.O45:.O54])" office:value-type="float" office:value="31.4" calcext:value-type="float">
            <text:p>31,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([.C55:.C64])" office:value-type="float" office:value="42.9" calcext:value-type="float">
            <text:p>42,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AVERAGE([.O55:.O64])" office:value-type="float" office:value="64.6" calcext:value-type="float">
            <text:p>64,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AVERAGE([.C65:.C74])" office:value-type="float" office:value="109.7" calcext:value-type="float">
            <text:p>109,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AVERAGE([.O65:.O74])" office:value-type="float" office:value="141.7" calcext:value-type="float">
            <text:p>141,7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([.C75:.C84])" office:value-type="float" office:value="341.1" calcext:value-type="float">
            <text:p>341,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AVERAGE([.O75:.O84])" office:value-type="float" office:value="417.8" calcext:value-type="float">
            <text:p>417,8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([.C85:.C94])" office:value-type="float" office:value="491" calcext:value-type="float">
            <text:p>49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AVERAGE([.O85:.O94])" office:value-type="float" office:value="395.3" calcext:value-type="float">
            <text:p>395,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([.C95:.C104])" office:value-type="float" office:value="747.8" calcext:value-type="float">
            <text:p>747,8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AVERAGE([.O95:.O104])" office:value-type="float" office:value="1078.1" calcext:value-type="float">
            <text:p>1078,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([.C105:.C114])" office:value-type="float" office:value="2322.9" calcext:value-type="float">
            <text:p>2322,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AVERAGE([.O105:.O114])" office:value-type="float" office:value="2050.6" calcext:value-type="float">
            <text:p>2050,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([.C115:.C124])" office:value-type="float" office:value="3994.8" calcext:value-type="float">
            <text:p>3994,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AVERAGE([.O115:.O124])" office:value-type="float" office:value="3168.7" calcext:value-type="float">
            <text:p>3168,7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([.C125:.C134])" office:value-type="float" office:value="10577.1" calcext:value-type="float">
            <text:p>10577,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AVERAGE([.O125:.O134])" office:value-type="float" office:value="12005.3" calcext:value-type="float">
            <text:p>12005,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([.C135:.C144])" office:value-type="float" office:value="23732.7" calcext:value-type="float">
            <text:p>23732,7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AVERAGE([.O135:.O144])" office:value-type="float" office:value="18986.2" calcext:value-type="float">
            <text:p>18986,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AVERAGE([.C145:.C154])" office:value-type="float" office:value="35432.8" calcext:value-type="float">
            <text:p>35432,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AVERAGE([.O145:.O154])" office:value-type="float" office:value="36304.9" calcext:value-type="float">
            <text:p>36304,9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AVERAGE([.C155:.C164])" office:value-type="float" office:value="33826.5" calcext:value-type="float">
            <text:p>33826,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AVERAGE([.O155:.O164])" office:value-type="float" office:value="82253.9" calcext:value-type="float">
            <text:p>82253,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AVERAGE([.C165:.C174])" office:value-type="float" office:value="120083.8" calcext:value-type="float">
            <text:p>120083,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AVERAGE([.O165:.O174])" office:value-type="float" office:value="91246.4" calcext:value-type="float">
            <text:p>91246,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AVERAGE([.O175:.O184])" office:value-type="float" office:value="282275.8" calcext:value-type="float">
            <text:p>282275,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AVERAGE([.O185:.O194])" office:value-type="float" office:value="608665.9" calcext:value-type="float">
            <text:p>608665,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AVERAGE([.O195:.O204])" office:value-type="float" office:value="872504.7" calcext:value-type="float">
            <text:p>872504,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3" calcext:value-type="float">
            <text:p>23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2" calcext:value-type="float">
            <text:p>53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6" calcext:value-type="float">
            <text:p>23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6" calcext:value-type="float">
            <text:p>44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3" calcext:value-type="float">
            <text:p>443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40" calcext:value-type="float">
            <text:p>74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45" calcext:value-type="float">
            <text:p>945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75" calcext:value-type="float">
            <text:p>575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6" calcext:value-type="float">
            <text:p>17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21" calcext:value-type="float">
            <text:p>1021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32" calcext:value-type="float">
            <text:p>332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77" calcext:value-type="float">
            <text:p>77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06" calcext:value-type="float">
            <text:p>706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97" calcext:value-type="float">
            <text:p>79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37" calcext:value-type="float">
            <text:p>253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13" calcext:value-type="float">
            <text:p>813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046" calcext:value-type="float">
            <text:p>3046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412" calcext:value-type="float">
            <text:p>4412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19" calcext:value-type="float">
            <text:p>51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909" calcext:value-type="float">
            <text:p>390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91" calcext:value-type="float">
            <text:p>179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88" calcext:value-type="float">
            <text:p>1688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819" calcext:value-type="float">
            <text:p>481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20" calcext:value-type="float">
            <text:p>72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25" calcext:value-type="float">
            <text:p>2125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88" calcext:value-type="float">
            <text:p>18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10" calcext:value-type="float">
            <text:p>91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88" calcext:value-type="float">
            <text:p>2788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924" calcext:value-type="float">
            <text:p>7924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44" calcext:value-type="float">
            <text:p>1344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84" calcext:value-type="float">
            <text:p>584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340" calcext:value-type="float">
            <text:p>334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490" calcext:value-type="float">
            <text:p>15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74" calcext:value-type="float">
            <text:p>4674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06" calcext:value-type="float">
            <text:p>2706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378" calcext:value-type="float">
            <text:p>7378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3898" calcext:value-type="float">
            <text:p>138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875" calcext:value-type="float">
            <text:p>1587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7879" calcext:value-type="float">
            <text:p>178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883" calcext:value-type="float">
            <text:p>7883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26005" calcext:value-type="float">
            <text:p>260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32" calcext:value-type="float">
            <text:p>832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5320" calcext:value-type="float">
            <text:p>153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473" calcext:value-type="float">
            <text:p>12473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3" calcext:value-type="float">
            <text:p>1973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25" calcext:value-type="float">
            <text:p>152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2173" calcext:value-type="float">
            <text:p>121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890" calcext:value-type="float">
            <text:p>338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8365" calcext:value-type="float">
            <text:p>18365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577" calcext:value-type="float">
            <text:p>5577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15770" calcext:value-type="float">
            <text:p>157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1140" calcext:value-type="float">
            <text:p>2114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7226" calcext:value-type="float">
            <text:p>37226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244" calcext:value-type="float">
            <text:p>1244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80931" calcext:value-type="float">
            <text:p>809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401" calcext:value-type="float">
            <text:p>1840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1763" calcext:value-type="float">
            <text:p>61763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599" calcext:value-type="float">
            <text:p>265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0" calcext:value-type="float">
            <text:p>6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499" calcext:value-type="float">
            <text:p>164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50036" calcext:value-type="float">
            <text:p>50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4151" calcext:value-type="float">
            <text:p>44151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28731" calcext:value-type="float">
            <text:p>28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614" calcext:value-type="float">
            <text:p>9614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7545" calcext:value-type="float">
            <text:p>77545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64039" calcext:value-type="float">
            <text:p>64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654" calcext:value-type="float">
            <text:p>665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35243" calcext:value-type="float">
            <text:p>352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7562" calcext:value-type="float">
            <text:p>1756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6487" calcext:value-type="float">
            <text:p>46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5" calcext:value-type="float">
            <text:p>345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703" calcext:value-type="float">
            <text:p>19703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9043" calcext:value-type="float">
            <text:p>49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232" calcext:value-type="float">
            <text:p>3423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64359" calcext:value-type="float">
            <text:p>64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542" calcext:value-type="float">
            <text:p>1254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8599" calcext:value-type="float">
            <text:p>285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45990" calcext:value-type="float">
            <text:p>45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3944" calcext:value-type="float">
            <text:p>53944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21769" calcext:value-type="float">
            <text:p>217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3202" calcext:value-type="float">
            <text:p>103202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19958" calcext:value-type="float">
            <text:p>199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9454" calcext:value-type="float">
            <text:p>7945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48467" calcext:value-type="float">
            <text:p>484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5460" calcext:value-type="float">
            <text:p>6546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1819" calcext:value-type="float">
            <text:p>11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789" calcext:value-type="float">
            <text:p>1178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203754" calcext:value-type="float">
            <text:p>2037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811" calcext:value-type="float">
            <text:p>3281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0175" calcext:value-type="float">
            <text:p>501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8314" calcext:value-type="float">
            <text:p>48314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28803" calcext:value-type="float">
            <text:p>288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226" calcext:value-type="float">
            <text:p>12226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52740" calcext:value-type="float">
            <text:p>1527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625" calcext:value-type="float">
            <text:p>46625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225427" calcext:value-type="float">
            <text:p>225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21" calcext:value-type="float">
            <text:p>152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8400" calcext:value-type="float">
            <text:p>184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279" calcext:value-type="float">
            <text:p>727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9382" calcext:value-type="float">
            <text:p>593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2786" calcext:value-type="float">
            <text:p>32786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23572" calcext:value-type="float">
            <text:p>23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71267" calcext:value-type="float">
            <text:p>371267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457" calcext:value-type="float">
            <text:p>41457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261432" calcext:value-type="float">
            <text:p>261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4379" calcext:value-type="float">
            <text:p>16437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76273" calcext:value-type="float">
            <text:p>762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070" calcext:value-type="float">
            <text:p>907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5974" calcext:value-type="float">
            <text:p>15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667" calcext:value-type="float">
            <text:p>29667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90164" calcext:value-type="float">
            <text:p>1901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2503" calcext:value-type="float">
            <text:p>32503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03066" calcext:value-type="float">
            <text:p>1030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8188" calcext:value-type="float">
            <text:p>108188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7574" calcext:value-type="float">
            <text:p>375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79162" calcext:value-type="float">
            <text:p>179162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53424" calcext:value-type="float">
            <text:p>1534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9227" calcext:value-type="float">
            <text:p>229227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50429" calcext:value-type="float">
            <text:p>504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5918" calcext:value-type="float">
            <text:p>35918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20627" calcext:value-type="float">
            <text:p>2062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61260" calcext:value-type="float">
            <text:p>6126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748632" calcext:value-type="float">
            <text:p>748632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591202" calcext:value-type="float">
            <text:p>591202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651677" calcext:value-type="float">
            <text:p>65167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71477" calcext:value-type="float">
            <text:p>7147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387235" calcext:value-type="float">
            <text:p>38723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112547" calcext:value-type="float">
            <text:p>11254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102225" calcext:value-type="float">
            <text:p>10222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24037" calcext:value-type="float">
            <text:p>2403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8" calcext:value-type="float">
            <text:p>18</text:p>
          </table:table-cell>
          <table:table-cell office:value-type="float" office:value="72466" calcext:value-type="float">
            <text:p>7246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186575" calcext:value-type="float">
            <text:p>18657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1011967" calcext:value-type="float">
            <text:p>1011967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16583" calcext:value-type="float">
            <text:p>1658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1608938" calcext:value-type="float">
            <text:p>160893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694870" calcext:value-type="float">
            <text:p>694870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420406" calcext:value-type="float">
            <text:p>42040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559919" calcext:value-type="float">
            <text:p>559919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412523" calcext:value-type="float">
            <text:p>41252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535732" calcext:value-type="float">
            <text:p>535732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19" calcext:value-type="float">
            <text:p>19</text:p>
          </table:table-cell>
          <table:table-cell office:value-type="float" office:value="639146" calcext:value-type="float">
            <text:p>63914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2478293" calcext:value-type="float">
            <text:p>2478293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37861" calcext:value-type="float">
            <text:p>3786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1739001" calcext:value-type="float">
            <text:p>1739001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3006285" calcext:value-type="float">
            <text:p>300628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28235" calcext:value-type="float">
            <text:p>28235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102958" calcext:value-type="float">
            <text:p>10295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668214" calcext:value-type="float">
            <text:p>66821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28498" calcext:value-type="float">
            <text:p>28498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483886" calcext:value-type="float">
            <text:p>483886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0" calcext:value-type="float">
            <text:p>20</text:p>
          </table:table-cell>
          <table:table-cell office:value-type="float" office:value="151816" calcext:value-type="float">
            <text:p>1518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0:40:18.719450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35:56.189403236</meta:creation-date>
    <dc:date>2018-12-19T10:54:06.156558571</dc:date>
    <meta:editing-duration>PT31M28S</meta:editing-duration>
    <meta:editing-cycles>4</meta:editing-cycles>
    <meta:generator>LibreOffice/6.0.7.3$Linux_X86_64 LibreOffice_project/00m0$Build-3</meta:generator>
    <meta:document-statistic meta:table-count="1" meta:cell-count="8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27cm" svg:y="4.192cm" style:legend-expansion="high" chart:style-name="ch2"/>
        <chart:plot-area chart:style-name="ch3" table:cell-range-address="Hoja1.F6:Hoja1.G21 Hoja1.G4:Hoja1.G4" chart:data-source-has-labels="both" svg:x="1.315cm" svg:y="0.18cm" svg:width="11.692cm" svg:height="7.675cm">
          <chartooo:coordinate-region svg:x="2.6cm" svg:y="0.388cm" svg:width="9.993cm" svg:height="6.803cm"/>
          <chart:axis chart:dimension="x" chart:name="primary-x" chart:style-name="ch4" chartooo:axis-type="auto">
            <chartooo:date-scale/>
            <chart:title svg:x="6.277cm" svg:y="8.035cm" chart:style-name="ch5">
              <text:p>Nº de bits b</text:p>
            </chart:title>
            <chart:categories table:cell-range-address="Hoja1.F6:Hoja1.F21"/>
          </chart:axis>
          <chart:axis chart:dimension="y" chart:name="primary-y" chart:style-name="ch4">
            <chart:title svg:x="0.451cm" svg:y="5.581cm" chart:style-name="ch6">
              <text:p>Promedio de intentos</text:p>
            </chart:title>
            <chart:grid chart:style-name="ch7" chart:class="major"/>
          </chart:axis>
          <chart:series chart:style-name="ch8" chart:values-cell-range-address="Hoja1.G6:Hoja1.G21" chart:label-cell-address="Hoja1.G4:Hoja1.G4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A</text:p>
                <draw:g>
                  <svg:desc>Hoja1.G4:Hoja1.G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F6:Hoja1.F21</svg:desc>
                </draw:g>
              </table:table-cell>
              <table:table-cell office:value-type="float" office:value="3.9">
                <text:p>3.9</text:p>
                <draw:g>
                  <svg:desc>Hoja1.G6:Hoja1.G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1.1">
                <text:p>341.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7.8">
                <text:p>747.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322.9">
                <text:p>2322.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994.8">
                <text:p>3994.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577.1">
                <text:p>10577.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732.7">
                <text:p>23732.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432.8">
                <text:p>35432.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826.5">
                <text:p>33826.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20083.8">
                <text:p>120083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8.995cm" xlink:href=".." xlink:type="simple" chart:class="chart:line" chart:style-name="ch1">
        <chart:legend chart:legend-position="end" svg:x="13.313cm" svg:y="4.189cm" style:legend-expansion="high" chart:style-name="ch2"/>
        <chart:plot-area chart:style-name="ch3" table:cell-range-address="Hoja1.R4:Hoja1.S24" chart:data-source-has-labels="both" svg:x="1.314cm" svg:y="0.179cm" svg:width="11.68cm" svg:height="7.672cm">
          <chartooo:coordinate-region svg:x="2.805cm" svg:y="0.387cm" svg:width="9.775cm" svg:height="6.8cm"/>
          <chart:axis chart:dimension="x" chart:name="primary-x" chart:style-name="ch4" chartooo:axis-type="auto">
            <chartooo:date-scale/>
            <chart:title svg:x="6.27cm" svg:y="8.03cm" chart:style-name="ch5">
              <text:p>Nº de bits b</text:p>
            </chart:title>
            <chart:categories table:cell-range-address="Hoja1.R5:Hoja1.R24"/>
          </chart:axis>
          <chart:axis chart:dimension="y" chart:name="primary-y" chart:style-name="ch4">
            <chart:title svg:x="0.451cm" svg:y="5.579cm" chart:style-name="ch6">
              <text:p>Promedio de intentos</text:p>
            </chart:title>
            <chart:grid chart:style-name="ch7" chart:class="major"/>
          </chart:axis>
          <chart:series chart:style-name="ch8" chart:values-cell-range-address="Hoja1.S5:Hoja1.S24" chart:label-cell-address="Hoja1.S4:Hoja1.S4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B</text:p>
                <draw:g>
                  <svg:desc>Hoja1.S4:Hoja1.S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R5:Hoja1.R24</svg:desc>
                </draw:g>
              </table:table-cell>
              <table:table-cell office:value-type="float" office:value="2.1">
                <text:p>2.1</text:p>
                <draw:g>
                  <svg:desc>Hoja1.S5:Hoja1.S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17.8">
                <text:p>417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95.3">
                <text:p>395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78.1">
                <text:p>1078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50.6">
                <text:p>2050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68.7">
                <text:p>3168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005.3">
                <text:p>12005.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986.2">
                <text:p>18986.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304.9">
                <text:p>36304.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2253.9">
                <text:p>82253.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1246.4">
                <text:p>91246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82275.8">
                <text:p>282275.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08665.9">
                <text:p>608665.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72504.7">
                <text:p>87250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27cm" svg:y="3.935cm" style:legend-expansion="high" chart:style-name="ch2"/>
        <chart:plot-area chart:style-name="ch3" table:cell-range-address="Hoja1.G4:Hoja1.G24 Hoja1.S4:Hoja1.S24" chart:data-source-has-labels="row" svg:x="1.315cm" svg:y="0.18cm" svg:width="11.692cm" svg:height="7.675cm">
          <chartooo:coordinate-region svg:x="2.806cm" svg:y="0.388cm" svg:width="9.787cm" svg:height="6.803cm"/>
          <chart:axis chart:dimension="x" chart:name="primary-x" chart:style-name="ch4">
            <chart:title svg:x="6.277cm" svg:y="8.035cm" chart:style-name="ch5">
              <text:p>Nº de bits b</text:p>
            </chart:title>
          </chart:axis>
          <chart:axis chart:dimension="y" chart:name="primary-y" chart:style-name="ch4">
            <chart:title svg:x="0.451cm" svg:y="5.581cm" chart:style-name="ch6">
              <text:p>Promedio de intentos</text:p>
            </chart:title>
            <chart:grid chart:style-name="ch7" chart:class="major"/>
          </chart:axis>
          <chart:series chart:style-name="ch8" chart:values-cell-range-address="Hoja1.G5:Hoja1.G24" chart:label-cell-address="Hoja1.G4:Hoja1.G4" chart:class="chart:line">
            <chart:data-point chart:repeated="20"/>
          </chart:series>
          <chart:series chart:style-name="ch9" chart:values-cell-range-address="Hoja1.S5:Hoja1.S24" chart:label-cell-address="Hoja1.S4:Hoja1.S4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A</text:p>
                <draw:g>
                  <svg:desc>Hoja1.G4:Hoja1.G4</svg:desc>
                </draw:g>
              </table:table-cell>
              <table:table-cell office:value-type="string">
                <text:p>Media B</text:p>
                <draw:g>
                  <svg:desc>Hoja1.S4:Hoja1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G5:Hoja1.G24</svg:desc>
                </draw:g>
              </table:table-cell>
              <table:table-cell office:value-type="float" office:value="2.1">
                <text:p>2.1</text:p>
                <draw:g>
                  <svg:desc>Hoja1.S5:Hoja1.S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">
                <text:p>3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">
                <text:p>7.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7">
                <text:p>36.7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9">
                <text:p>42.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7">
                <text:p>109.7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.1">
                <text:p>341.1</text:p>
              </table:table-cell>
              <table:table-cell office:value-type="float" office:value="417.8">
                <text:p>417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1">
                <text:p>491</text:p>
              </table:table-cell>
              <table:table-cell office:value-type="float" office:value="395.3">
                <text:p>39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7.8">
                <text:p>747.8</text:p>
              </table:table-cell>
              <table:table-cell office:value-type="float" office:value="1078.1">
                <text:p>1078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2.9">
                <text:p>2322.9</text:p>
              </table:table-cell>
              <table:table-cell office:value-type="float" office:value="2050.6">
                <text:p>2050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4.8">
                <text:p>3994.8</text:p>
              </table:table-cell>
              <table:table-cell office:value-type="float" office:value="3168.7">
                <text:p>3168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77.1">
                <text:p>10577.1</text:p>
              </table:table-cell>
              <table:table-cell office:value-type="float" office:value="12005.3">
                <text:p>1200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32.7">
                <text:p>23732.7</text:p>
              </table:table-cell>
              <table:table-cell office:value-type="float" office:value="18986.2">
                <text:p>18986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432.8">
                <text:p>35432.8</text:p>
              </table:table-cell>
              <table:table-cell office:value-type="float" office:value="36304.9">
                <text:p>36304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826.5">
                <text:p>33826.5</text:p>
              </table:table-cell>
              <table:table-cell office:value-type="float" office:value="82253.9">
                <text:p>8225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83.8">
                <text:p>120083.8</text:p>
              </table:table-cell>
              <table:table-cell office:value-type="float" office:value="91246.4">
                <text:p>9124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82275.8">
                <text:p>282275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608665.9">
                <text:p>608665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872504.7">
                <text:p>872504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